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3.92mm"/>
    </style:style>
    <style:style style:name="co2" style:family="table-column">
      <style:table-column-properties fo:break-before="auto" style:column-width="70.52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26.69mm"/>
    </style:style>
    <style:style style:name="co5" style:family="table-column">
      <style:table-column-properties fo:break-before="auto" style:column-width="43.57mm"/>
    </style:style>
    <style:style style:name="co6" style:family="table-column">
      <style:table-column-properties fo:break-before="auto" style:column-width="43.02mm"/>
    </style:style>
    <style:style style:name="co7" style:family="table-column">
      <style:table-column-properties fo:break-before="auto" style:column-width="9.79mm"/>
    </style:style>
    <style:style style:name="co8" style:family="table-column">
      <style:table-column-properties fo:break-before="auto" style:column-width="28.59mm"/>
    </style:style>
    <style:style style:name="co9" style:family="table-column">
      <style:table-column-properties fo:break-before="auto" style:column-width="44.11mm"/>
    </style:style>
    <style:style style:name="co10" style:family="table-column">
      <style:table-column-properties fo:break-before="auto" style:column-width="42.4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1" svg:width="168.54mm" svg:height="85.07mm" svg:x="34.99mm" svg:y="218.35mm">
            <loext:p draw:notify-on-update-of-ranges="Planilha1.C39:Planilha1.C48 Planilha1.E38:Planilha1.E38 Planilha1.E39:Planilha1.E48 Planilha1.F38:Planilha1.F38 Planilha1.F39:Planilha1.F4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8.54mm" svg:height="85.07mm" svg:x="28.29mm" svg:y="527.8mm">
            <loext:p draw:notify-on-update-of-ranges="Planilha1.C39:Planilha1.C48 Planilha1.E106:Planilha1.E106 Planilha1.E107:Planilha1.E116 Planilha1.F106:Planilha1.F106 Planilha1.F107:Planilha1.F1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 table:number-rows-repeated="2">
          <table:table-cell table:style-name="ce1"/>
          <table:table-cell table:style-name="ce5" table:number-columns-repeated="4"/>
          <table:table-cell/>
          <table:table-cell table:style-name="Default"/>
          <table:table-cell table:number-columns-repeated="3"/>
          <table:table-cell table:style-name="ce5" table:number-columns-repeated="1013"/>
        </table:table-row>
        <table:table-row table:style-name="ro1">
          <table:table-cell table:style-name="ce1" office:value-type="string" calcext:value-type="string" table:number-columns-spanned="6" table:number-rows-spanned="1">
            <text:p>Sprint 1</text:p>
          </table:table-cell>
          <table:covered-table-cell table:number-columns-repeated="4" table:style-name="ce5"/>
          <table:covered-table-cell/>
          <table:table-cell table:style-name="Default"/>
          <table:table-cell table:number-columns-repeated="3"/>
          <table:table-cell table:style-name="ce5" table:number-columns-repeated="1013"/>
        </table:table-row>
        <table:table-row table:style-name="ro1">
          <table:table-cell table:style-name="ce2" office:value-type="string" calcext:value-type="string">
            <text:p>User Story</text:p>
          </table:table-cell>
          <table:table-cell table:style-name="ce2" office:value-type="string" calcext:value-type="string">
            <text:p>Tarefas</text:p>
          </table:table-cell>
          <table:table-cell table:style-name="ce2" office:value-type="string" calcext:value-type="string">
            <text:p>Estimado</text:p>
          </table:table-cell>
          <table:table-cell table:style-name="ce2" office:value-type="string" calcext:value-type="string">
            <text:p>Trabalhado</text:p>
          </table:table-cell>
          <table:table-cell table:style-name="ce2" office:value-type="string" calcext:value-type="string">
            <text:p>Restante</text:p>
          </table:table-cell>
          <table:table-cell table:style-name="ce2" office:value-type="string" calcext:value-type="string">
            <text:p>Finalizada</text:p>
          </table:table-cell>
          <table:table-cell table:style-name="Default"/>
          <table:table-cell table:number-columns-repeated="3"/>
          <table:table-cell table:style-name="ce5" table:number-columns-repeated="1013"/>
        </table:table-row>
        <table:table-row table:style-name="ro1">
          <table:table-cell table:style-name="ce3" office:value-type="string" calcext:value-type="string">
            <text:p>US1 Logar usuário</text:p>
          </table:table-cell>
          <table:table-cell table:style-name="ce3" office:value-type="string" calcext:value-type="string">
            <text:p>Implementar interface de login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"/>
          <table:table-cell table:style-name="ce3" office:value-type="string" calcext:value-type="string">
            <text:p>Controles da interface de login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"/>
          <table:table-cell table:style-name="ce3" office:value-type="string" calcext:value-type="string">
            <text:p>Configuração de ambiente dev de backen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"/>
          <table:table-cell table:style-name="ce3" office:value-type="string" calcext:value-type="string">
            <text:p>Implementar API de login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"/>
          <table:table-cell table:style-name="ce3" office:value-type="string" calcext:value-type="string">
            <text:p>DAO de login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"/>
          <table:table-cell table:style-name="ce3" office:value-type="string" calcext:value-type="string">
            <text:p>Testes de integração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2"/>
          <table:table-cell table:style-name="ce5"/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Testes de aceitação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US2 Visualizar lista de livros</text:p>
          </table:table-cell>
          <table:table-cell table:style-name="ce3" office:value-type="string" calcext:value-type="string">
            <text:p>Implementar interface de livro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Controles da interface de livro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Implementar API de livros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Serviço de livro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DAO de livro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Testes de integraçã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Testes de aceitação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US3 Visualizar livro</text:p>
          </table:table-cell>
          <table:table-cell table:style-name="ce3" office:value-type="string" calcext:value-type="string">
            <text:p>implementar interface de detalhe de livr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Controles do detalhe de livro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Implementar API de detalhe de livro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Busca de livro na camada de serviç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Busca de livro na camada DA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Testes de integraçã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Testes de aceitação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 estimado</text:p>
          </table:table-cell>
          <table:table-cell table:style-name="ce2" table:formula="of:=SUM([.C5:.C26])" office:value-type="float" office:value="40" calcext:value-type="float">
            <text:p>40</text:p>
          </table:table-cell>
          <table:table-cell table:style-name="ce2" table:formula="of:=SUM([.D5:.D26])" office:value-type="float" office:value="45" calcext:value-type="float">
            <text:p>45</text:p>
          </table:table-cell>
          <table:table-cell table:style-name="ce2" table:formula="of:=SUM([.E5:.E26])" office:value-type="float" office:value="0" calcext:value-type="float">
            <text:p>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Horas por dia</text:p>
          </table:table-cell>
          <table:table-cell table:style-name="ce3" office:value-type="string" calcext:value-type="string">
            <text:p>Média por dia</text:p>
          </table:table-cell>
          <table:table-cell table:style-name="ce2" table:formula="of:=[.C27]/10" office:value-type="float" office:value="4" calcext:value-type="float">
            <text:p>4</text:p>
          </table:table-cell>
          <table:table-cell table:style-name="ce2" table:formula="of:=[.D27]/10" office:value-type="float" office:value="4.5" calcext:value-type="float">
            <text:p>4,5</text:p>
          </table:table-cell>
          <table:table-cell table:style-name="ce2" table:number-columns-repeated="2"/>
          <table:table-cell table:number-columns-repeated="1017"/>
        </table:table-row>
        <table:table-row table:style-name="ro1" table:number-rows-repeated="8">
          <table:table-cell table:number-columns-repeated="2"/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6" table:number-rows-spanned="1">
            <text:p>Sprint 1</text:p>
          </table:table-cell>
          <table:covered-table-cell table:number-columns-repeated="4"/>
          <table:covered-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dia</text:p>
          </table:table-cell>
          <table:table-cell table:style-name="ce3" office:value-type="string" calcext:value-type="string">
            <text:p>realizado no dia</text:p>
          </table:table-cell>
          <table:table-cell table:style-name="ce2" office:value-type="string" calcext:value-type="string">
            <text:p>restante estimado por dia</text:p>
          </table:table-cell>
          <table:table-cell table:style-name="ce2" office:value-type="string" calcext:value-type="string">
            <text:p>restante realizado por di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formula="of:=[.C27]" office:value-type="float" office:value="40" calcext:value-type="float">
            <text:p>40</text:p>
          </table:table-cell>
          <table:table-cell table:style-name="ce2" table:formula="of:=[.E39]-[.D39]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2" table:formula="of:=[.E39]-[.$C$28]" office:value-type="float" office:value="36" calcext:value-type="float">
            <text:p>36</text:p>
          </table:table-cell>
          <table:table-cell table:style-name="ce2" table:formula="of:=[.C27]-[.D40]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2" table:formula="of:=[.E40]-[.$C$28]" office:value-type="float" office:value="32" calcext:value-type="float">
            <text:p>32</text:p>
          </table:table-cell>
          <table:table-cell table:style-name="ce2" table:formula="of:=([.F40]+([.$D$28]-[.D40]))-[.D41]" office:value-type="float" office:value="32.5" calcext:value-type="float">
            <text:p>32,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2" table:formula="of:=[.E41]-[.$C$28]" office:value-type="float" office:value="28" calcext:value-type="float">
            <text:p>28</text:p>
          </table:table-cell>
          <table:table-cell table:style-name="ce2" table:formula="of:=([.F41]+([.$D$28]-[.D41]))-[.D42]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2" table:formula="of:=[.E42]-[.$C$28]" office:value-type="float" office:value="24" calcext:value-type="float">
            <text:p>24</text:p>
          </table:table-cell>
          <table:table-cell table:style-name="ce2" table:formula="of:=([.F42]+([.$D$28]-[.D42]))-[.D43]" office:value-type="float" office:value="26.5" calcext:value-type="float">
            <text:p>26,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2" table:formula="of:=[.E43]-[.$C$28]" office:value-type="float" office:value="20" calcext:value-type="float">
            <text:p>20</text:p>
          </table:table-cell>
          <table:table-cell table:style-name="ce2" table:formula="of:=([.F43]+([.$D$28]-[.D43]))-[.D44]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3" office:value-type="float" office:value="3.5" calcext:value-type="float">
            <text:p>3,5</text:p>
          </table:table-cell>
          <table:table-cell table:style-name="ce2" table:formula="of:=[.E44]-[.$C$28]" office:value-type="float" office:value="16" calcext:value-type="float">
            <text:p>16</text:p>
          </table:table-cell>
          <table:table-cell table:style-name="ce2" table:formula="of:=([.F44]+([.$D$28]-[.D44]))-[.D45]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2" table:formula="of:=[.E45]-[.$C$28]" office:value-type="float" office:value="12" calcext:value-type="float">
            <text:p>12</text:p>
          </table:table-cell>
          <table:table-cell table:style-name="ce2" table:formula="of:=([.F45]+([.$D$28]-[.D45]))-[.D46]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2" table:formula="of:=[.E46]-[.$C$28]" office:value-type="float" office:value="8" calcext:value-type="float">
            <text:p>8</text:p>
          </table:table-cell>
          <table:table-cell table:style-name="ce2" table:formula="of:=([.F46]+([.$D$28]-[.D46]))-[.D47]" office:value-type="float" office:value="10.5" calcext:value-type="float">
            <text:p>10,5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2" table:formula="of:=[.E47]-[.$C$28]" office:value-type="float" office:value="4" calcext:value-type="float">
            <text:p>4</text:p>
          </table:table-cell>
          <table:table-cell table:style-name="ce2" table:formula="of:=([.F47]+([.$D$28]-[.D47]))-[.D48]" office:value-type="float" office:value="7" calcext:value-type="float">
            <text:p>7</text:p>
          </table:table-cell>
          <table:table-cell table:style-name="Default"/>
          <table:table-cell table:number-columns-repeated="1016"/>
        </table:table-row>
        <table:table-row table:style-name="ro1" table:number-rows-repeated="5">
          <table:table-cell table:number-columns-repeated="2"/>
          <table:table-cell table:style-name="ce5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 table:number-rows-repeated="17">
          <table:table-cell table:number-columns-repeated="5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6" table:number-rows-spanned="1">
            <text:p>Sprint 2</text:p>
          </table:table-cell>
          <table:covered-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style-name="ce2" office:value-type="string" calcext:value-type="string">
            <text:p>User Story</text:p>
          </table:table-cell>
          <table:table-cell table:style-name="ce2" office:value-type="string" calcext:value-type="string">
            <text:p>Tarefas</text:p>
          </table:table-cell>
          <table:table-cell table:style-name="ce2" office:value-type="string" calcext:value-type="string">
            <text:p>Estimado</text:p>
          </table:table-cell>
          <table:table-cell table:style-name="ce2" office:value-type="string" calcext:value-type="string">
            <text:p>Trabalhado</text:p>
          </table:table-cell>
          <table:table-cell table:style-name="ce2" office:value-type="string" calcext:value-type="string">
            <text:p>Restante</text:p>
          </table:table-cell>
          <table:table-cell table:style-name="ce2" office:value-type="string" calcext:value-type="string">
            <text:p>Finalizada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" office:value-type="string" calcext:value-type="string">
            <text:p>US4 Marcar leitura de livro</text:p>
          </table:table-cell>
          <table:table-cell table:style-name="ce3" office:value-type="string" calcext:value-type="string">
            <text:p>Controles do detalhe de livro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"/>
          <table:table-cell table:style-name="ce3" office:value-type="string" calcext:value-type="string">
            <text:p>Implementar API de pontuação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"/>
          <table:table-cell table:style-name="ce3" office:value-type="string" calcext:value-type="string">
            <text:p>Implementar regra de negócio de pontuaçã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"/>
          <table:table-cell table:style-name="ce3" office:value-type="string" calcext:value-type="string">
            <text:p>Testes de integraçã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"/>
          <table:table-cell table:style-name="ce3" office:value-type="string" calcext:value-type="string">
            <text:p>Testes de aceitação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" office:value-type="string" calcext:value-type="string">
            <text:p>US5 Visualizar ranking de usuários</text:p>
          </table:table-cell>
          <table:table-cell table:style-name="ce3" office:value-type="string" calcext:value-type="string">
            <text:p>Implementar interface de ranking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"/>
          <table:table-cell table:style-name="ce3" office:value-type="string" calcext:value-type="string">
            <text:p>Implementar API de rankin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"/>
          <table:table-cell table:style-name="ce3" office:value-type="string" calcext:value-type="string">
            <text:p>Busca de usuários e pontos na camada de serviço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"/>
          <table:table-cell table:style-name="ce3" office:value-type="string" calcext:value-type="string">
            <text:p>Busca de usuários e pontos na camada DAO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"/>
          <table:table-cell table:style-name="ce3" office:value-type="string" calcext:value-type="string">
            <text:p>Testes de integração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"/>
          <table:table-cell table:style-name="ce3" office:value-type="string" calcext:value-type="string">
            <text:p>Testes de aceitação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" office:value-type="string" calcext:value-type="string">
            <text:p>US6 Visualizar pontos e troféus de usuário</text:p>
          </table:table-cell>
          <table:table-cell table:style-name="ce3" office:value-type="string" calcext:value-type="string">
            <text:p>implementar interface de pontos do usuário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"/>
          <table:table-cell table:style-name="ce3" office:value-type="string" calcext:value-type="string">
            <text:p>Implementar API de pontos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Busca de pontos na camada de serviço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Busca de pontos na camada DAO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Testes de integração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Testes de aceitação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 estimado</text:p>
          </table:table-cell>
          <table:table-cell table:style-name="ce2" table:formula="of:=SUM([.C73:.C90])" office:value-type="float" office:value="27" calcext:value-type="float">
            <text:p>27</text:p>
          </table:table-cell>
          <table:table-cell table:style-name="ce2" table:formula="of:=SUM([.D73:.D90])" office:value-type="float" office:value="26" calcext:value-type="float">
            <text:p>26</text:p>
          </table:table-cell>
          <table:table-cell table:style-name="ce2" table:formula="of:=SUM([.E73:.E90])" office:value-type="float" office:value="0" calcext:value-type="float">
            <text:p>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Horas por dia</text:p>
          </table:table-cell>
          <table:table-cell table:style-name="ce3" office:value-type="string" calcext:value-type="string">
            <text:p>Média por dia</text:p>
          </table:table-cell>
          <table:table-cell table:style-name="ce2" table:formula="of:=[.C91]/10" office:value-type="float" office:value="2.7" calcext:value-type="float">
            <text:p>2,7</text:p>
          </table:table-cell>
          <table:table-cell table:style-name="ce2" table:formula="of:=[.D91]/10" office:value-type="float" office:value="2.6" calcext:value-type="float">
            <text:p>2,6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8"/>
        </table:table-row>
        <table:table-row table:style-name="ro1" table:number-rows-repeated="6">
          <table:table-cell table:number-columns-repeated="1023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6" table:number-rows-spanned="1">
            <text:p>Sprint 2</text:p>
          </table:table-cell>
          <table:covered-table-cell table:number-columns-repeated="4"/>
          <table:covered-table-cell table:style-name="Default"/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dia</text:p>
          </table:table-cell>
          <table:table-cell table:style-name="ce3" office:value-type="string" calcext:value-type="string">
            <text:p>realizado no dia</text:p>
          </table:table-cell>
          <table:table-cell table:style-name="ce2" office:value-type="string" calcext:value-type="string">
            <text:p>restante estimado por dia</text:p>
          </table:table-cell>
          <table:table-cell table:style-name="ce2" office:value-type="string" calcext:value-type="string">
            <text:p>restante realizado por di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formula="of:=[.C91]" office:value-type="float" office:value="27" calcext:value-type="float">
            <text:p>27</text:p>
          </table:table-cell>
          <table:table-cell table:style-name="ce2" table:formula="of:=[.E107]-[.D107]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2" table:formula="of:=[.E107]-[.$C$92]" office:value-type="float" office:value="24.3" calcext:value-type="float">
            <text:p>24,3</text:p>
          </table:table-cell>
          <table:table-cell table:style-name="ce2" table:formula="of:=[.C91]-[.D108]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2" table:formula="of:=[.E108]-[.$C$92]" office:value-type="float" office:value="21.6" calcext:value-type="float">
            <text:p>21,6</text:p>
          </table:table-cell>
          <table:table-cell table:style-name="ce2" table:formula="of:=([.F108]+([.$D$92]-[.D108]))-[.D109]" office:value-type="float" office:value="22.6" calcext:value-type="float">
            <text:p>22,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" table:formula="of:=[.E109]-[.$C$92]" office:value-type="float" office:value="18.9" calcext:value-type="float">
            <text:p>18,9</text:p>
          </table:table-cell>
          <table:table-cell table:style-name="ce2" table:formula="of:=([.F109]+([.$D$92]-[.D109]))-[.D110]" office:value-type="float" office:value="20.2" calcext:value-type="float">
            <text:p>20,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3" office:value-type="float" office:value="2.5" calcext:value-type="float">
            <text:p>2,5</text:p>
          </table:table-cell>
          <table:table-cell table:style-name="ce2" table:formula="of:=[.E110]-[.$C$92]" office:value-type="float" office:value="16.2" calcext:value-type="float">
            <text:p>16,2</text:p>
          </table:table-cell>
          <table:table-cell table:style-name="ce2" table:formula="of:=([.F110]+([.$D$92]-[.D110]))-[.D111]" office:value-type="float" office:value="18.3" calcext:value-type="float">
            <text:p>18,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3" office:value-type="float" office:value="2.5" calcext:value-type="float">
            <text:p>2,5</text:p>
          </table:table-cell>
          <table:table-cell table:style-name="ce2" table:formula="of:=[.E111]-[.$C$92]" office:value-type="float" office:value="13.5" calcext:value-type="float">
            <text:p>13,5</text:p>
          </table:table-cell>
          <table:table-cell table:style-name="ce2" table:formula="of:=([.F111]+([.$D$92]-[.D111]))-[.D112]" office:value-type="float" office:value="15.9" calcext:value-type="float">
            <text:p>15,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2" table:formula="of:=[.E112]-[.$C$92]" office:value-type="float" office:value="10.8" calcext:value-type="float">
            <text:p>10,8</text:p>
          </table:table-cell>
          <table:table-cell table:style-name="ce2" table:formula="of:=([.F112]+([.$D$92]-[.D112]))-[.D113]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3" office:value-type="float" office:value="2.5" calcext:value-type="float">
            <text:p>2,5</text:p>
          </table:table-cell>
          <table:table-cell table:style-name="ce2" table:formula="of:=[.E113]-[.$C$92]" office:value-type="float" office:value="8.10000000000001" calcext:value-type="float">
            <text:p>8,1</text:p>
          </table:table-cell>
          <table:table-cell table:style-name="ce2" table:formula="of:=([.F113]+([.$D$92]-[.D113]))-[.D114]" office:value-type="float" office:value="10.1" calcext:value-type="float">
            <text:p>10,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3" office:value-type="float" office:value="3.5" calcext:value-type="float">
            <text:p>3,5</text:p>
          </table:table-cell>
          <table:table-cell table:style-name="ce2" table:formula="of:=[.E114]-[.$C$92]" office:value-type="float" office:value="5.40000000000001" calcext:value-type="float">
            <text:p>5,4</text:p>
          </table:table-cell>
          <table:table-cell table:style-name="ce2" table:formula="of:=([.F114]+([.$D$92]-[.D114]))-[.D115]" office:value-type="float" office:value="6.70000000000001" calcext:value-type="float">
            <text:p>6,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3" office:value-type="float" office:value="3.1" calcext:value-type="float">
            <text:p>3,1</text:p>
          </table:table-cell>
          <table:table-cell table:style-name="ce2" table:formula="of:=[.E115]-[.$C$92]" office:value-type="float" office:value="2.7" calcext:value-type="float">
            <text:p>2,7</text:p>
          </table:table-cell>
          <table:table-cell table:style-name="ce2" table:formula="of:=([.F115]+([.$D$92]-[.D115]))-[.D116]" office:value-type="float" office:value="2.70000000000001" calcext:value-type="float">
            <text:p>2,7</text:p>
          </table:table-cell>
          <table:table-cell table:number-columns-repeated="1017"/>
        </table:table-row>
        <table:table-row table:style-name="ro1" table:number-rows-repeated="104845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3">00/00/0000</text:date>, <text:time style:data-style-name="N2" text:time-value="11:46:33.69867547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gor Nunes</meta:initial-creator>
    <meta:creation-date>2017-06-15T22:34:14.440270466</meta:creation-date>
    <dc:date>2017-09-23T13:13:39.381446915</dc:date>
    <meta:editing-duration>PT21H1M8S</meta:editing-duration>
    <meta:editing-cycles>23</meta:editing-cycles>
    <meta:generator>LibreOffice/5.1.6.2$Linux_X86_64 LibreOffice_project/10m0$Build-2</meta:generator>
    <meta:document-statistic meta:table-count="1" meta:cell-count="31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aea79f" draw:fill-color="#aea79f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855cm" svg:height="8.508cm" xlink:href=".." xlink:type="simple" chart:class="chart:line" chart:style-name="ch1">
        <chart:legend chart:legend-position="end" svg:x="11.622cm" svg:y="3.706cm" style:legend-expansion="high" chart:style-name="ch2"/>
        <chart:plot-area chart:style-name="ch3" table:cell-range-address="Planilha1.C39:Planilha1.C48 Planilha1.E38:Planilha1.F48" chart:data-source-has-labels="both" svg:x="1.838cm" svg:y="0.456cm" svg:width="12.176cm" svg:height="7.285cm">
          <chartooo:coordinate-region svg:x="2.459cm" svg:y="0.656cm" svg:width="11.368cm" svg:height="6.438cm"/>
          <chart:axis chart:dimension="x" chart:name="primary-x" chart:style-name="ch4" chartooo:axis-type="auto">
            <chartooo:date-scale/>
            <chart:title svg:x="7.564cm" svg:y="7.911cm" chart:style-name="ch5">
              <text:p>dias</text:p>
            </chart:title>
            <chart:categories table:cell-range-address="Planilha1.C39:Planilha1.C48"/>
            <chart:grid chart:style-name="ch6" chart:class="major"/>
          </chart:axis>
          <chart:axis chart:dimension="y" chart:name="primary-y" chart:style-name="ch4">
            <chart:title svg:x="0.941cm" svg:y="4.565cm" chart:style-name="ch7">
              <text:p>horas</text:p>
            </chart:title>
            <chart:grid chart:style-name="ch6" chart:class="major"/>
          </chart:axis>
          <chart:series chart:style-name="ch8" chart:values-cell-range-address="Planilha1.E39:Planilha1.E48" chart:label-cell-address="Planilha1.E38:Planilha1.E38" chart:class="chart:line">
            <chart:data-point chart:repeated="10"/>
          </chart:series>
          <chart:series chart:style-name="ch9" chart:values-cell-range-address="Planilha1.F39:Planilha1.F48" chart:label-cell-address="Planilha1.F38:Planilha1.F38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tante estimado por dia</text:p>
                <draw:g>
                  <svg:desc>Planilha1.E38:Planilha1.E38</svg:desc>
                </draw:g>
              </table:table-cell>
              <table:table-cell office:value-type="string">
                <text:p>restante realizado por dia</text:p>
                <draw:g>
                  <svg:desc>Planilha1.F38:Planilha1.F3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lanilha1.C39:Planilha1.C48</svg:desc>
                </draw:g>
              </table:table-cell>
              <table:table-cell office:value-type="float" office:value="40">
                <text:p>40</text:p>
                <draw:g>
                  <svg:desc>Planilha1.E39:Planilha1.E48</svg:desc>
                </draw:g>
              </table:table-cell>
              <table:table-cell office:value-type="float" office:value="40">
                <text:p>40</text:p>
                <draw:g>
                  <svg:desc>Planilha1.F39:Planilha1.F4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aea79f" draw:fill-color="#aea79f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855cm" svg:height="8.508cm" xlink:href=".." xlink:type="simple" chart:class="chart:line" chart:column-mapping="0" chart:style-name="ch1">
        <chart:legend chart:legend-position="end" svg:x="11.622cm" svg:y="3.706cm" style:legend-expansion="high" chart:style-name="ch2"/>
        <chart:plot-area chart:style-name="ch3" table:cell-range-address="Planilha1.C39:Planilha1.C48 Planilha1.E106:Planilha1.F116" chart:data-source-has-labels="both" svg:x="1.838cm" svg:y="0.457cm" svg:width="12.176cm" svg:height="7.284cm">
          <chartooo:coordinate-region svg:x="2.459cm" svg:y="0.656cm" svg:width="11.368cm" svg:height="6.438cm"/>
          <chart:axis chart:dimension="x" chart:name="primary-x" chart:style-name="ch4" chartooo:axis-type="auto">
            <chartooo:date-scale/>
            <chart:title svg:x="7.564cm" svg:y="7.911cm" chart:style-name="ch5">
              <text:p>dias</text:p>
            </chart:title>
            <chart:categories table:cell-range-address="Planilha1.C39:Planilha1.C48"/>
            <chart:grid chart:style-name="ch6" chart:class="major"/>
          </chart:axis>
          <chart:axis chart:dimension="y" chart:name="primary-y" chart:style-name="ch4">
            <chart:title svg:x="0.941cm" svg:y="4.566cm" chart:style-name="ch7">
              <text:p>horas</text:p>
            </chart:title>
            <chart:grid chart:style-name="ch6" chart:class="major"/>
          </chart:axis>
          <chart:series chart:style-name="ch8" chart:values-cell-range-address="Planilha1.E107:Planilha1.E116" chart:label-cell-address="Planilha1.E106:Planilha1.E106" chart:class="chart:line">
            <chart:data-point chart:repeated="10"/>
          </chart:series>
          <chart:series chart:style-name="ch9" chart:values-cell-range-address="Planilha1.F107:Planilha1.F116" chart:label-cell-address="Planilha1.F106:Planilha1.F106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tante estimado por dia</text:p>
                <draw:g>
                  <svg:desc>Planilha1.E106:Planilha1.E106</svg:desc>
                </draw:g>
              </table:table-cell>
              <table:table-cell office:value-type="string">
                <text:p>restante realizado por dia</text:p>
                <draw:g>
                  <svg:desc>Planilha1.F106:Planilha1.F10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lanilha1.C39:Planilha1.C48</svg:desc>
                </draw:g>
              </table:table-cell>
              <table:table-cell office:value-type="float" office:value="27">
                <text:p>27</text:p>
                <draw:g>
                  <svg:desc>Planilha1.E107:Planilha1.E116</svg:desc>
                </draw:g>
              </table:table-cell>
              <table:table-cell office:value-type="float" office:value="27">
                <text:p>27</text:p>
                <draw:g>
                  <svg:desc>Planilha1.F107:Planilha1.F1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4.3">
                <text:p>24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1.6">
                <text:p>21.6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8.9">
                <text:p>18.9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6.2">
                <text:p>16.2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.5">
                <text:p>13.5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.8">
                <text:p>10.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.10000000000001">
                <text:p>8.10000000000001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.40000000000001">
                <text:p>5.40000000000001</text:p>
              </table:table-cell>
              <table:table-cell office:value-type="float" office:value="6.70000000000001">
                <text:p>6.70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7">
                <text:p>2.7</text:p>
              </table:table-cell>
              <table:table-cell office:value-type="float" office:value="2.70000000000001">
                <text:p>2.700000000000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